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08000000080275CCC1557067994.png" manifest:media-type="image/png"/>
  <manifest:file-entry manifest:full-path="Pictures/1000020100000080000000806041585CE350B1E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DejaVu Sans1" svg:font-family="'DejaVu Sans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000000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258cm"/>
    </style:style>
    <style:style style:name="gr4" style:family="graphic" style:parent-style-name="standard">
      <style:graphic-properties draw:stroke="none" svg:stroke-color="#000000" draw:fill="none" draw:fill-color="#ffffff" fo:min-height="0.243cm"/>
    </style:style>
    <style:style style:name="gr5" style:family="graphic" style:parent-style-name="Object_20_with_20_no_20_fill_20_and_20_no_20_line">
      <style:graphic-properties draw:stroke="none" draw:fill="none" draw:fill-color="#000000" draw:opacity="50%" draw:textarea-vertical-align="middle" draw:shadow="hidden" draw:color-mode="watermark" draw:luminance="0%" draw:contrast="5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fo:min-height="0.158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text-properties fo:font-size="6pt" style:font-size-asian="6pt" style:font-size-complex="6pt"/>
    </style:style>
    <style:style style:name="P4" style:family="paragraph">
      <loext:graphic-properties draw:fill="none" draw:fill-color="#000000" draw:opacity="50%"/>
      <style:paragraph-properties fo:text-align="center"/>
    </style:style>
    <style:style style:name="P5" style:family="paragraph">
      <loext:graphic-properties draw:fill="none" draw:fill-color="#ffffff"/>
      <style:text-properties fo:font-size="3pt" style:font-size-asian="3pt" style:font-size-complex="3pt"/>
    </style:style>
    <style:style style:name="T1" style:family="text">
      <style:text-properties fo:font-size="6pt" style:font-size-asian="6pt" style:font-size-complex="6pt"/>
    </style:style>
    <style:style style:name="T2" style:family="text">
      <style:text-properties fo:font-size="6pt" fo:font-style="normal" style:font-size-asian="6pt" style:font-style-asian="normal" style:font-size-complex="6pt" style:font-style-complex="normal"/>
    </style:style>
    <style:style style:name="T3" style:family="text">
      <style:text-properties fo:font-size="3pt" fo:font-style="normal" style:font-size-asian="3pt" style:font-style-asian="normal" style:font-size-complex="3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xml:id="id2" draw:id="id2" draw:layer="layout" svg:width="0.381cm" svg:height="0.381cm" svg:x="1.694cm" svg:y="0.127cm">
          <draw:image xlink:href="Pictures/1000020100000080000000806041585CE350B1E7.png" xlink:type="simple" xlink:show="embed" xlink:actuate="onLoad">
            <text:p/>
          </draw:image>
        </draw:frame>
        <draw:frame draw:style-name="gr1" draw:text-style-name="P1" xml:id="id3" draw:id="id3" draw:layer="layout" svg:width="0.381cm" svg:height="0.381cm" svg:x="1.695cm" svg:y="0.628cm">
          <draw:image xlink:href="Pictures/1000020100000080000000806041585CE350B1E7.png" xlink:type="simple" xlink:show="embed" xlink:actuate="onLoad">
            <text:p/>
          </draw:image>
        </draw:frame>
        <draw:frame draw:style-name="gr1" draw:text-style-name="P1" draw:layer="layout" svg:width="0.381cm" svg:height="0.381cm" svg:x="2.583cm" svg:y="1.27cm">
          <draw:image xlink:href="Pictures/1000020100000080000000806041585CE350B1E7.png" xlink:type="simple" xlink:show="embed" xlink:actuate="onLoad">
            <text:p/>
          </draw:image>
        </draw:frame>
        <draw:frame draw:style-name="gr1" draw:text-style-name="P1" xml:id="id1" draw:id="id1" draw:layer="layout" svg:width="0.397cm" svg:height="0.397cm" svg:x="0.297cm" svg:y="0.619cm">
          <draw:image xlink:href="Pictures/100002010000008000000080275CCC1557067994.png" xlink:type="simple" xlink:show="embed" xlink:actuate="onLoad">
            <text:p/>
          </draw:image>
        </draw:frame>
        <draw:frame draw:style-name="gr1" draw:text-style-name="P1" xml:id="id4" draw:id="id4" draw:layer="layout" svg:width="0.397cm" svg:height="0.397cm" svg:x="1.678cm" svg:y="1.254cm">
          <draw:image xlink:href="Pictures/100002010000008000000080275CCC1557067994.png" xlink:type="simple" xlink:show="embed" xlink:actuate="onLoad">
            <text:p/>
          </draw:image>
        </draw:frame>
        <draw:connector draw:style-name="gr2" draw:text-style-name="P2" draw:layer="layout" draw:line-skew="-0.067cm" svg:x1="0.694cm" svg:y1="0.817cm" svg:x2="1.694cm" svg:y2="0.317cm" draw:start-shape="id1" draw:start-glue-point="1" draw:end-shape="id2" draw:end-glue-point="3" svg:d="M694 817h433v-500h567" svg:viewBox="0 0 1001 501">
          <text:p/>
        </draw:connector>
        <draw:connector draw:style-name="gr2" draw:text-style-name="P2" draw:layer="layout" svg:x1="0.694cm" svg:y1="0.817cm" svg:x2="1.695cm" svg:y2="0.818cm" draw:start-shape="id1" draw:start-glue-point="1" draw:end-shape="id3" draw:end-glue-point="3" svg:d="M694 817h501v1h500" svg:viewBox="0 0 1002 2">
          <text:p/>
        </draw:connector>
        <draw:connector draw:style-name="gr2" draw:text-style-name="P2" draw:layer="layout" draw:line-skew="-0.059cm" svg:x1="0.694cm" svg:y1="0.817cm" svg:x2="1.678cm" svg:y2="1.452cm" draw:start-shape="id1" draw:start-glue-point="1" draw:end-shape="id4" draw:end-glue-point="3" svg:d="M694 817h433v635h551" svg:viewBox="0 0 985 636">
          <text:p/>
        </draw:connector>
        <draw:connector draw:style-name="gr2" draw:text-style-name="P2" draw:layer="layout" draw:line-skew="0.008cm" svg:x1="2.075cm" svg:y1="1.452cm" svg:x2="2.441cm" svg:y2="1.455cm" draw:start-shape="id4" draw:start-glue-point="1" svg:d="M2075 1452h508v3h-142" svg:viewBox="0 0 509 4">
          <text:p/>
        </draw:connector>
        <draw:frame draw:style-name="gr3" draw:text-style-name="P3" draw:layer="layout" svg:width="0.762cm" svg:height="0.508cm" svg:x="0.17cm" svg:y="0.889cm">
          <draw:text-box>
            <text:p><text:span text:style-name="T1">/A</text:span></text:p>
          </draw:text-box>
        </draw:frame>
        <draw:frame draw:style-name="gr4" draw:text-style-name="P3" draw:layer="layout" svg:width="1.016cm" svg:height="0.493cm" svg:x="1.44cm" svg:y="1.551cm">
          <draw:text-box>
            <text:p><text:span text:style-name="T2">/A/</text:span><text:span text:style-name="T1">B</text:span></text:p>
          </draw:text-box>
        </draw:frame>
        <draw:frame draw:style-name="gr4" draw:text-style-name="P3" draw:layer="layout" svg:width="1.27cm" svg:height="0.493cm" svg:x="1.821cm" svg:y="0.127cm">
          <draw:text-box>
            <text:p><text:span text:style-name="T2">/A/file1</text:span></text:p>
          </draw:text-box>
        </draw:frame>
        <draw:frame draw:style-name="gr4" draw:text-style-name="P3" draw:layer="layout" svg:width="1.27cm" svg:height="0.493cm" svg:x="1.821cm" svg:y="0.628cm">
          <draw:text-box>
            <text:p><text:span text:style-name="T2">/A/file2</text:span></text:p>
          </draw:text-box>
        </draw:frame>
        <draw:frame draw:style-name="gr4" draw:text-style-name="P3" draw:layer="layout" svg:width="1.524cm" svg:height="0.493cm" svg:x="2.756cm" svg:y="1.266cm">
          <draw:text-box>
            <text:p><text:span text:style-name="T2">/A/B/file3</text:span></text:p>
          </draw:text-box>
        </draw:frame>
        <draw:frame draw:style-name="gr5" draw:text-style-name="P4" xml:id="id6" draw:id="id6" draw:layer="layout" svg:width="0.381cm" svg:height="0.381cm" svg:x="2.584cm" svg:y="2.171cm">
          <draw:image xlink:href="Pictures/1000020100000080000000806041585CE350B1E7.png" xlink:type="simple" xlink:show="embed" xlink:actuate="onLoad">
            <text:p/>
          </draw:image>
        </draw:frame>
        <draw:frame draw:style-name="gr5" draw:text-style-name="P4" xml:id="id5" draw:id="id5" draw:layer="layout" svg:width="0.381cm" svg:height="0.381cm" svg:x="1.685cm" svg:y="2.172cm">
          <draw:image xlink:href="Pictures/1000020100000080000000806041585CE350B1E7.png" xlink:type="simple" xlink:show="embed" xlink:actuate="onLoad">
            <text:p/>
          </draw:image>
        </draw:frame>
        <draw:connector draw:style-name="gr2" draw:text-style-name="P2" draw:layer="layout" draw:line-skew="-0.067cm 0.041cm -0.058cm" svg:x1="0.694cm" svg:y1="0.817cm" svg:x2="1.685cm" svg:y2="2.362cm" draw:start-shape="id1" draw:start-glue-point="1" draw:end-shape="id5" draw:end-glue-point="3" svg:d="M694 817h433v818 727h558" svg:viewBox="0 0 992 1546">
          <text:p/>
        </draw:connector>
        <draw:frame draw:style-name="gr6" draw:text-style-name="P5" draw:layer="layout" svg:width="1.37cm" svg:height="0.408cm" svg:x="2.356cm" svg:y="2.467cm">
          <draw:text-box>
            <text:p><text:span text:style-name="T3">dir_marker</text:span></text:p>
          </draw:text-box>
        </draw:frame>
        <draw:frame draw:style-name="gr6" draw:text-style-name="P5" draw:layer="layout" svg:width="1.37cm" svg:height="0.408cm" svg:x="1.456cm" svg:y="2.467cm">
          <draw:text-box>
            <text:p><text:span text:style-name="T3">dir_marker</text:span></text:p>
          </draw:text-box>
        </draw:frame>
        <draw:connector draw:style-name="gr2" draw:text-style-name="P2" draw:layer="layout" draw:line-skew="-1.195cm -0.782cm 0.186cm" svg:x1="2.075cm" svg:y1="1.452cm" svg:x2="2.584cm" svg:y2="2.361cm" draw:start-shape="id4" draw:start-glue-point="1" draw:end-shape="id6" draw:end-glue-point="3" svg:d="M2075 1452h195v818 91h314" svg:viewBox="0 0 510 91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DejaVu Sans1" svg:font-family="'DejaVu San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DejaVu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DejaVu Sans1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.318cm" fo:page-height="3.04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19T17:44:20.580247202</meta:creation-date>
    <dc:date>2017-09-20T11:07:37.861753458</dc:date>
    <meta:editing-duration>PT18M31S</meta:editing-duration>
    <meta:editing-cycles>7</meta:editing-cycles>
    <meta:generator>LibreOffice/5.4.1.2.0$Linux_X86_64 LibreOffice_project/40m0$Build-2</meta:generator>
    <meta:document-statistic meta:object-count="20"/>
  </office:meta>
</office:document-meta>
</file>